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1ff0e4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f0e4" officeooo:paragraph-rsid="001ff0e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f80e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9609b" officeooo:paragraph-rsid="0039609b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bold" officeooo:rsid="003579b0" officeooo:paragraph-rsid="003579b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9eb27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3579b0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3c4ea4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3adad5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3e4621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3c4ea4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3c96e7"/>
    </style:style>
    <style:style style:name="P15" style:family="paragraph" style:parent-style-name="Standard">
      <style:paragraph-properties fo:text-align="start" style:justify-single-word="false"/>
      <style:text-properties officeooo:paragraph-rsid="0039609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c96e7" officeooo:paragraph-rsid="003c96e7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3c96e7" officeooo:paragraph-rsid="003c96e7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579b0" officeooo:paragraph-rsid="003c4ea4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74fdf" officeooo:paragraph-rsid="00374fdf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c4ea4" officeooo:paragraph-rsid="003c4ea4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weight="bold" officeooo:rsid="003c4ea4" officeooo:paragraph-rsid="003c4ea4" style:font-weight-asian="bold" style:font-weight-complex="bold"/>
    </style:style>
    <style:style style:name="T1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2eb762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8178b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3c4ea4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374fdf" style:font-size-asian="12pt" style:font-size-complex="12pt"/>
    </style:style>
    <style:style style:name="T8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f642b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579b0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3ad02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8c89c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9609b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adad5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1ff0e4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c4ea4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3e4621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3c96e7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3f5d7e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5360f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d39a8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579b0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adad5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2934a6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c4ea4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3e4621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c96e7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3f5d7e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style="italic" fo:font-weight="normal" officeooo:rsid="0018178b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style:font-name="DejaVu Sans Condensed" fo:font-size="12pt" fo:font-style="italic" fo:font-weight="normal" officeooo:rsid="0039609b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DejaVu Sans Condensed" fo:font-size="12pt" fo:font-style="italic" fo:font-weight="normal" officeooo:rsid="003c4ea4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DejaVu Sans Condensed" fo:font-size="12pt" fo:font-style="italic" fo:font-weight="normal" officeooo:rsid="0040ccc7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officeooo:rsid="0040cc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2">5</text:span><text:span text:style-name="T23">0</text:span><text:span text:style-name="T32">3</text:span><text:span text:style-name="T24"> - </text:span><text:span text:style-name="T25">A/G </text:span><text:span text:style-name="T26">- </text:span><text:span text:style-name="T27">Kh-25ML</text:span></text:p>
      <text:p text:style-name="P2"/>
      <text:p text:style-name="P3">Master Arm ... ON</text:p>
      <text:p text:style-name="P4">Weapon launch mode ... Manual</text:p>
      <text:p text:style-name="P4">Laser designator ... Armed</text:p>
      <text:p text:style-name="P1"><text:span text:style-name="T1">HMS ... ON (</text:span><text:span text:style-name="T2">Coll Metal Switch 3</text:span><text:span text:style-name="T1"> up)</text:span></text:p>
      <text:p text:style-name="P5"/>
      <text:p text:style-name="P7"><text:span text:style-name="T6">Kh-25ML -- Semi-active laser guided missile -- </text:span><text:span text:style-name="T7">WIP, needs verification</text:span></text:p>
      <text:p text:style-name="P6">Using self-lasing:</text:p>
      <text:list xml:id="list793367693" text:style-name="L1">
        <text:list-item>
          <text:p text:style-name="P9"><text:span text:style-name="T10">Select </text:span><text:span text:style-name="T11">Kh-25ML</text:span><text:span text:style-name="T10"> missiles (</text:span><text:span text:style-name="T28">Gray Reset Hat left</text:span><text:span text:style-name="T10"> for outboard stations). <text:s/>This should make a launch circle appear on your HUD.</text:span></text:p>
        </text:list-item>
        <text:list-item>
          <text:p text:style-name="P9"><text:span text:style-name="T10">Stores panel under Shkval should say "</text:span><text:span text:style-name="T28">ПC</text:span><text:span text:style-name="T10">"; first number is how many missiles you have left, second number is cannon rounds x10.</text:span></text:p>
        </text:list-item>
        <text:list-item>
          <text:p text:style-name="P16"><text:span text:style-name="T10">I</text:span><text:span text:style-name="T8">f multiple launch aircraft, set </text:span><text:span text:style-name="T21">Laser Code Selector knob</text:span><text:span text:style-name="T8"> (center console under brightness knobs) to unique numbers.</text:span></text:p>
        </text:list-item>
        <text:list-item>
          <text:p text:style-name="P9"><text:span text:style-name="T10">Lock target with Shkval as described </text:span><text:span text:style-name="T11">on other page</text:span><text:span text:style-name="T10">.</text:span></text:p>
        </text:list-item>
        <text:list-item>
          <text:p text:style-name="P18"><text:span text:style-name="T13">Max laser range is 15.0 km/</text:span><text:span text:style-name="T15">8.1 nmi</text:span><text:span text:style-name="T13">, </text:span><text:span text:style-name="T14">missile max range may not be quite that far</text:span><text:span text:style-name="T13">.</text:span><text:span text:style-name="T12"> <text:s/></text:span><text:span text:style-name="T10">Min range unknown, </text:span><text:span text:style-name="T14">maybe 4 km??</text:span></text:p>
        </text:list-item>
        <text:list-item>
          <text:p text:style-name="P10"><text:span text:style-name="T27">Laser rangefinder/designator mode switch</text:span><text:span text:style-name="T11"> ... </text:span><text:span text:style-name="T29">STDBY</text:span><text:span text:style-name="T11"> (left position) </text:span><text:span text:style-name="T17">to set the laser to designator mode</text:span><text:span text:style-name="T11"> (</text:span><text:span text:style-name="T20">black </text:span><text:span text:style-name="T11">guarded switch under HSI compass)</text:span></text:p>
        </text:list-item>
        <text:list-item>
          <text:p text:style-name="P10"><text:span text:style-name="T17">When you are ready to fire, p</text:span><text:span text:style-name="T10">ut the launch circle on the HUD over the target circle </text:span><text:span text:style-name="T17">and press </text:span><text:span text:style-name="T31">Coll Bottom Hat press</text:span><text:span text:style-name="T17"> to begin lasing and allow missile to lock on the designator. <text:s/>Launch circle will flash while it is acquiring the laser, then go solid again when it's locked. <text:s/>A 40-second laser countdown will begin, shown on HUD.</text:span></text:p>
        </text:list-item>
        <text:list-item>
          <text:p text:style-name="P10"><text:span text:style-name="T14">P</text:span><text:span text:style-name="T17">ress and </text:span><text:span text:style-name="T10">hold </text:span><text:span text:style-name="T28">Red Button</text:span><text:span text:style-name="T10"> </text:span><text:span text:style-name="T9">to fire</text:span><text:span text:style-name="T10">. <text:s/></text:span><text:span text:style-name="T11">Aircraft will lurch to the side due to weight imbalance after launch.</text:span></text:p>
        </text:list-item>
      </text:list>
      <text:list xml:id="list1997860569" text:style-name="L2">
        <text:list-item>
          <text:list>
            <text:list-item>
              <text:p text:style-name="P19">The Kh-25ML has a backup inertial guidance system. <text:s/>After it begins its loft, if laser is turned off, the missile will try to fly to the last known laser point.</text:p>
            </text:list-item>
          </text:list>
        </text:list-item>
      </text:list>
      <text:list xml:id="list165305751387832" text:continue-list="list793367693" text:style-name="L1">
        <text:list-item>
          <text:p text:style-name="P11"><text:span text:style-name="T10">When finished, </text:span><text:span text:style-name="T27">Laser rangefinder/designator mode switch</text:span><text:span text:style-name="T11"> ... </text:span><text:span text:style-name="T34">MANUAL</text:span><text:span text:style-name="T15"> (right position) and close guard, and</text:span><text:span text:style-name="T10"> </text:span><text:span text:style-name="T28">reset targeting system</text:span><text:span text:style-name="T10"> </text:span><text:span text:style-name="T16">(</text:span><text:span text:style-name="T30">Coll Metal Switch 3 back</text:span><text:span text:style-name="T16">)</text:span><text:span text:style-name="T10">. <text:s/>That will deselect all weapons, turn off the Shkval, and reset the HUD to nav mode.</text:span></text:p>
        </text:list-item>
      </text:list>
      <text:p text:style-name="P15"><text:span text:style-name="T35">U</text:span><text:span text:style-name="T36">sing buddy lasing </text:span><text:span text:style-name="T37">(</text:span><text:span text:style-name="T38">only between Ka-50s; other aircraft cannot buddy lase for Ka-50s</text:span><text:span text:style-name="T37">)</text:span><text:span text:style-name="T36">:</text:span></text:p>
      <text:list xml:id="list3170849505" text:style-name="L3">
        <text:list-item>
          <text:p text:style-name="P12"><text:span text:style-name="T18">On both aircraft</text:span><text:span text:style-name="T19">, set </text:span><text:span text:style-name="T33">Laser Code Selector knob</text:span><text:span text:style-name="T19"> (center console under brightness knobs) to </text:span><text:span text:style-name="T18">the same number??</text:span></text:p>
        </text:list-item>
        <text:list-item>
          <text:p text:style-name="P20">On buddy aircraft:</text:p>
          <text:list>
            <text:list-item>
              <text:p text:style-name="P13"><text:span text:style-name="T10">Lock target with Shkval as described </text:span><text:span text:style-name="T11">on other page</text:span><text:span text:style-name="T10">.</text:span></text:p>
            </text:list-item>
            <text:list-item>
              <text:p text:style-name="P13"><text:span text:style-name="T27">Laser rangefinder/designator mode switch</text:span><text:span text:style-name="T11"> ... </text:span><text:span text:style-name="T29">STDBY</text:span><text:span text:style-name="T11"> (left position)</text:span></text:p>
            </text:list-item>
            <text:list-item>
              <text:p text:style-name="P21"><text:span text:style-name="T3">When launching aircraft is ready, press </text:span><text:span text:style-name="T6">Coll Bottom Hat press</text:span><text:span text:style-name="T3"> to begin lasing. <text:s/>A 40-second laser countdown will begin, shown on HUD.</text:span></text:p>
            </text:list-item>
          </text:list>
        </text:list-item>
        <text:list-item>
          <text:p text:style-name="P20">On launching aircraft:</text:p>
          <text:list>
            <text:list-item>
              <text:p text:style-name="P14"><text:span text:style-name="T10">Select </text:span><text:span text:style-name="T11">Kh-25ML</text:span><text:span text:style-name="T10"> missiles (</text:span><text:span text:style-name="T28">Gray Reset Hat left</text:span><text:span text:style-name="T10"> for outboard stations). <text:s/>This should make a launch circle appear on your HUD.</text:span></text:p>
            </text:list-item>
            <text:list-item>
              <text:p text:style-name="P17"><text:span text:style-name="T10">W</text:span><text:span text:style-name="T8">hen the buddy aircraft begins lasing, the launch circle should start flashing and jump to the target location, indicating the missile is acquiring the laser.</text:span></text:p>
            </text:list-item>
            <text:list-item>
              <text:p text:style-name="P17"><text:span text:style-name="T8">When the launch circle is solid again, fire with </text:span><text:span text:style-name="T21">Red Button</text:span><text:span text:style-name="T8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0-09T16:53:04.995000000</dc:date>
    <meta:editing-duration>PT7H34M18S</meta:editing-duration>
    <meta:editing-cycles>4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7" meta:word-count="446" meta:character-count="2579" meta:non-whitespace-character-count="2170"/>
  </office:meta>
</office:document-meta>
</file>